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weisu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gabe: x,y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Y &gt; 0: Tru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 = x % y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 = 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 = h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 = x % y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 = 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 = h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 = x % y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 = 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 = 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 = x % 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 = 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 = 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gabe: 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0:14:56.773000000</meta:creation-date>
    <dc:date>2017-09-06T10:37:37.563000000</dc:date>
    <meta:editing-duration>PT7M30S</meta:editing-duration>
    <meta:editing-cycles>1</meta:editing-cycles>
    <meta:document-statistic meta:table-count="1" meta:cell-count="59" meta:object-count="0"/>
    <meta:generator>LibreOffice/4.4.5.2$Windows_x86 LibreOffice_project/a22f674fd25a3b6f45bdebf25400ed2adff0ff99</meta:generator>
  </office:meta>
</office:document-meta>
</file>